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0b6a64" officeooo:paragraph-rsid="000b6a64" style:font-weight-asian="bold" style:font-weight-complex="bold"/>
    </style:style>
    <style:style style:name="P2" style:family="paragraph" style:parent-style-name="Standard">
      <style:text-properties fo:font-weight="bold" officeooo:rsid="000d3ae0" officeooo:paragraph-rsid="000d3ae0" style:font-weight-asian="bold" style:font-weight-complex="bold"/>
    </style:style>
    <style:style style:name="P3" style:family="paragraph" style:parent-style-name="Standard">
      <style:text-properties fo:font-weight="bold" officeooo:rsid="000b6aa7" officeooo:paragraph-rsid="000b6aa7" style:font-weight-asian="bold" style:font-weight-complex="bold"/>
    </style:style>
    <style:style style:name="P4" style:family="paragraph" style:parent-style-name="Standard">
      <style:text-properties fo:font-weight="normal" officeooo:rsid="000b6a64" officeooo:paragraph-rsid="000b6a64" style:font-weight-asian="normal" style:font-weight-complex="normal"/>
    </style:style>
    <style:style style:name="P5" style:family="paragraph" style:parent-style-name="Standard">
      <style:text-properties fo:font-weight="normal" officeooo:rsid="000b6aa7" officeooo:paragraph-rsid="000b6aa7" style:font-weight-asian="normal" style:font-weight-complex="normal"/>
    </style:style>
    <style:style style:name="P6" style:family="paragraph" style:parent-style-name="Standard">
      <style:text-properties fo:font-weight="normal" officeooo:rsid="000d3ae0" officeooo:paragraph-rsid="000d3ae0" style:font-weight-asian="normal" style:font-weight-complex="normal"/>
    </style:style>
    <style:style style:name="P7" style:family="paragraph" style:parent-style-name="Standard">
      <style:text-properties fo:font-weight="normal" officeooo:rsid="000d3ae0" officeooo:paragraph-rsid="000b6a64" style:font-weight-asian="normal" style:font-weight-complex="normal"/>
    </style:style>
    <style:style style:name="P8" style:family="paragraph" style:parent-style-name="Standard">
      <style:text-properties fo:font-size="16pt" fo:font-weight="bold" officeooo:rsid="000d3ae0" officeooo:paragraph-rsid="000d3ae0" style:font-size-asian="16pt" style:font-weight-asian="bold" style:font-size-complex="16pt" style:font-weight-complex="bold"/>
    </style:style>
    <style:style style:name="T1" style:family="text">
      <style:text-properties officeooo:rsid="000b6aa7"/>
    </style:style>
    <style:style style:name="T2" style:family="text">
      <style:text-properties officeooo:rsid="000d3ae0"/>
    </style:style>
    <style:style style:name="T3" style:family="text">
      <style:text-properties officeooo:rsid="000dbb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ta overdracht</text:p>
      <text:p text:style-name="P1"/>
      <text:p text:style-name="P3">Wat we uit de xml kunnen halen:</text:p>
      <text:p text:style-name="P5"/>
      <text:p text:style-name="P5">Aankomst/vertrek <text:span text:style-name="T2">(ook koppelen aan id vervoersmiddel?)</text:span></text:p>
      <text:p text:style-name="P5"/>
      <text:p text:style-name="P6">Datum/tijd </text:p>
      <text:p text:style-name="P6"/>
      <text:p text:style-name="P5">Soort vervoer <text:span text:style-name="T2">(Id koppelen aan vervoersmiddel?)</text:span></text:p>
      <text:p text:style-name="P5"/>
      <text:p text:style-name="P4">Container x y<text:bookmark-start text:name="__DdeLink__0_418379081"/> <text:bookmark-end text:name="__DdeLink__0_418379081"/><text:span text:style-name="T1">z</text:span></text:p>
      <text:p text:style-name="P7"/>
      <text:p text:style-name="P2">Welke data we zelf aanmaken en misschien doorsturen:</text:p>
      <text:p text:style-name="P6"/>
      <text:p text:style-name="P6">ContainerId</text:p>
      <text:p text:style-name="P7"/>
      <text:p text:style-name="P6">VervoerId</text:p>
      <text:p text:style-name="P6"/>
      <text:p text:style-name="P6">Positie vervoer</text:p>
      <text:p text:style-name="P6"/>
      <text:p text:style-name="P6">Tijdsnelheid</text:p>
      <text:p text:style-name="P6"/>
      <text:p text:style-name="P2">Validatie</text:p>
      <text:p text:style-name="P6"/>
      <text:p text:style-name="P6">De data moet in de controller gevalideerd worden voordat het verstuurd wordt. <text:span text:style-name="T3">B</text:span></text:p>
      <text:p text:style-name="P6"/>
      <text:p text:style-name="P2">Hoe we met slechte verbindingen omgaan</text:p>
      <text:p text:style-name="P2"/>
      <text:p text:style-name="P6">De server stuurt een bericht naar de client. De client stuurt hierna een zogenaamde ACK terug naar de server als het bericht goed aangekomen is. Als het bericht niet helemaal klopt, dan moet de client een bericht sturen met de vraag of de server nog een berichtje kan sturen. Als de server een ACK terug krijgt, weet de server dat het bericht goed is aangekomen. Hierna verstuurd de server het volgende ber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0:44:27.688085630</meta:creation-date>
    <dc:date>2015-11-24T12:16:09.750901506</dc:date>
    <meta:editing-duration>PT14M21S</meta:editing-duration>
    <meta:editing-cycles>1</meta:editing-cycles>
    <meta:generator>LibreOffice/4.4.6.3$Linux_X86_64 LibreOffice_project/40m0$Build-3</meta:generator>
    <meta:document-statistic meta:table-count="0" meta:image-count="0" meta:object-count="0" meta:page-count="1" meta:paragraph-count="15" meta:word-count="131" meta:character-count="809" meta:non-whitespace-character-count="692"/>
  </office:meta>
</office:document-meta>
</file>